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570" officeooo:paragraph-rsid="00038570"/>
    </style:style>
    <style:style style:name="P2" style:family="paragraph" style:parent-style-name="Standard">
      <style:text-properties officeooo:rsid="00038570" officeooo:paragraph-rsid="00063132"/>
    </style:style>
    <style:style style:name="P3" style:family="paragraph" style:parent-style-name="Standard">
      <style:text-properties officeooo:rsid="00038570" officeooo:paragraph-rsid="00065abe"/>
    </style:style>
    <style:style style:name="P4" style:family="paragraph" style:parent-style-name="Standard">
      <style:text-properties officeooo:rsid="00038570" officeooo:paragraph-rsid="00078258"/>
    </style:style>
    <style:style style:name="P5" style:family="paragraph" style:parent-style-name="Standard">
      <style:text-properties officeooo:rsid="00038570" officeooo:paragraph-rsid="000bbb43"/>
    </style:style>
    <style:style style:name="P6" style:family="paragraph" style:parent-style-name="Standard">
      <style:text-properties fo:font-weight="bold" officeooo:rsid="00038570" officeooo:paragraph-rsid="00038570" style:font-weight-asian="bold" style:font-weight-complex="bold"/>
    </style:style>
    <style:style style:name="P7" style:family="paragraph" style:parent-style-name="Standard">
      <style:text-properties fo:font-weight="bold" officeooo:rsid="0011a172" officeooo:paragraph-rsid="0011a172" style:font-weight-asian="bold" style:font-weight-complex="bold"/>
    </style:style>
    <style:style style:name="P8" style:family="paragraph" style:parent-style-name="Standard">
      <style:text-properties officeooo:rsid="0011a172" officeooo:paragraph-rsid="0011a172"/>
    </style:style>
    <style:style style:name="P9" style:family="paragraph" style:parent-style-name="Standard">
      <style:text-properties officeooo:rsid="00127c11" officeooo:paragraph-rsid="00127c11"/>
    </style:style>
    <style:style style:name="P10" style:family="paragraph" style:parent-style-name="Standard">
      <style:text-properties officeooo:rsid="00127c11" officeooo:paragraph-rsid="00149f35"/>
    </style:style>
    <style:style style:name="P11" style:family="paragraph" style:parent-style-name="Standard">
      <style:text-properties fo:font-style="italic" officeooo:rsid="00149f35" officeooo:paragraph-rsid="00149f35" style:font-style-asian="italic" style:font-style-complex="italic"/>
    </style:style>
    <style:style style:name="P12" style:family="paragraph" style:parent-style-name="Standard">
      <style:text-properties fo:font-style="italic" officeooo:rsid="0015844a" officeooo:paragraph-rsid="0015844a" style:font-style-asian="italic" style:font-style-complex="italic"/>
    </style:style>
    <style:style style:name="P13" style:family="paragraph" style:parent-style-name="Standard">
      <style:text-properties officeooo:rsid="0015844a" officeooo:paragraph-rsid="00063132"/>
    </style:style>
    <style:style style:name="T1" style:family="text">
      <style:text-properties officeooo:rsid="00063132"/>
    </style:style>
    <style:style style:name="T2" style:family="text">
      <style:text-properties officeooo:rsid="00065abe"/>
    </style:style>
    <style:style style:name="T3" style:family="text">
      <style:text-properties officeooo:rsid="00078258"/>
    </style:style>
    <style:style style:name="T4" style:family="text">
      <style:text-properties officeooo:rsid="00088473"/>
    </style:style>
    <style:style style:name="T5" style:family="text">
      <style:text-properties officeooo:rsid="000bbb43"/>
    </style:style>
    <style:style style:name="T6" style:family="text">
      <style:text-properties officeooo:rsid="000c7526"/>
    </style:style>
    <style:style style:name="T7" style:family="text">
      <style:text-properties officeooo:rsid="000e4685"/>
    </style:style>
    <style:style style:name="T8" style:family="text">
      <style:text-properties officeooo:rsid="00127c11"/>
    </style:style>
    <style:style style:name="T9" style:family="text">
      <style:text-properties officeooo:rsid="001378ab"/>
    </style:style>
    <style:style style:name="T10" style:family="text">
      <style:text-properties officeooo:rsid="00149f35"/>
    </style:style>
    <style:style style:name="T11" style:family="text">
      <style:text-properties officeooo:rsid="001678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rbucks Capstone</text:p>
      <text:p text:style-name="P1"/>
      <text:p text:style-name="P1"/>
      <text:p text:style-name="P6">Data</text:p>
      <text:p text:style-name="P1"/>
      <text:p text:style-name="P12">Research Design <text:span text:style-name="T11">and Data Summary</text:span></text:p>
      <text:p text:style-name="P3">Starbucks provided simulated data containing information from a series of <text:span text:style-name="T2">promotional offers. </text:span>Over a 30 day period, Starbucks app members <text:span text:style-name="T2">were</text:span> each issued one of ten promotional offers on days 1, 8, 15, 18, 22, and 25. At each of the seven assignment da<text:span text:style-name="T1">ys</text:span>, about 75% of the members <text:span text:style-name="T2">were</text:span> assigned <text:span text:style-name="T1">to receive </text:span>one of the ten possible offers and about 25% of the members <text:span text:style-name="T2">were</text:span> assigned to the no-offer control group. Each member receive<text:span text:style-name="T2">d</text:span> a total of seven offers. </text:p>
      <text:p text:style-name="P3"/>
      <text:p text:style-name="P4"><text:span text:style-name="T2">Starbucks provided very limited information about the data and the nature of the research design. Data includes offer characteristics, member characteristics, and an event history. Although I cannot be certain the offers were randomly assigned, </text:span>F-tests <text:span text:style-name="T2">of member characteristics on each of the seven days</text:span> suggest assignment <text:span text:style-name="T2">was</text:span> <text:span text:style-name="T2">likely</text:span> random.</text:p>
      <text:p text:style-name="P13"/>
      <text:p text:style-name="P3"><text:span text:style-name="T1">Each of the</text:span> 10 distinct promotion<text:span text:style-name="T3">s</text:span> has different features. <text:span text:style-name="T1">Offer types include buy-one-get-one-free (BOGO), discount, and informational. </text:span>Offers vary in <text:span text:style-name="T1">validity </text:span>duration from three days to ten days. <text:span text:style-name="T2">For BOGO and discount promotions </text:span><text:s/>duration refers to <text:span text:style-name="T1">the time period during which a customer can take advantage of the offer. Customers must make purchases to use BOGO and discount offers. Spending requirements and savings values for BOGO and discount offers vary. Informational offers do not have spending requirements and do not offer savings amounts. For informational offers, validity duration is defined as the assumed period of influence rather than the period during which a customer can take advantage of the offer. </text:span>Offers were issued using different subsets of mediums, which <text:span text:style-name="T2">can</text:span> include web, email, mobile, and social.</text:p>
      <text:p text:style-name="P2"/>
      <text:p text:style-name="P5">Member characteristics include membership enrollment date, age, gender, and income. <text:span text:style-name="T5">The sample includes 17,000 members. Of those, </text:span>2,175 are missing <text:span text:style-name="T6">data on </text:span>all characteristics except enrollment date.</text:p>
      <text:p text:style-name="P2"/>
      <text:p text:style-name="P2">The event history lists offer issue times, times at which offers were viewed, offer completion times, and purchase <text:span text:style-name="T8">values</text:span> at six-hour intervals over the 30 day<text:span text:style-name="T7">s of the</text:span> <text:span text:style-name="T7">experiment</text:span>. I aggregated the data to <text:span text:style-name="T7">one-</text:span>day intervals to reduce the number of time periods from 120 to 30. Th<text:span text:style-name="T1">e aggregation</text:span> facilitates use of statistical models <text:span text:style-name="T4">that rely</text:span> on big-N asymptotic theory <text:span text:style-name="T4">for consistency.</text:span></text:p>
      <text:p text:style-name="P2"/>
      <text:p text:style-name="P12">Outcome</text:p>
      <text:p text:style-name="P9">The outcome of interest is revenue, which is defined as customer purchase values net of savings.</text:p>
      <text:p text:style-name="P9"/>
      <text:p text:style-name="P11">Missing values</text:p>
      <text:p text:style-name="P10"><text:span text:style-name="T10">To estimate the average treatment effects of promotional offers on revenue, I do not drop any observations. While explore effect heterogeneity, I drop members missing characteristics. Each member with missing values is missing values for all of the member characteristics, and it is therefore not possible to impute missing values with multiple imputation under a Missing at Random (MAR) assumption. Likewise, mean imputation can reduce model variance, but in doing so it induces bias and is therefore not useful in an experimental setting. I instead handle missing values using list-wise deletion. Because treatment assignment is assumed to be random, list-wise deletion can produce unbiased parameter estimates.</text:span></text:p>
      <text:p text:style-name="P2"/>
      <text:p text:style-name="P7"><text:soft-page-break/>Method</text:p>
      <text:p text:style-name="P8"/>
      <text:p text:style-name="P11">Fixed effects model</text:p>
      <text:p text:style-name="P9">I use a two-way fixed effects model to estimate the average treatment effect of each offer on revenue. The fixed effects estimator absorbs person and time effects—<text:span text:style-name="T9">equivalent to controlling for dummy variables for each person and day—to account </text:span>for all observable and unobservable characteristics that do not vary over both member and day. Member characteristics in this data are static over time, and are therefore dropped from the model. <text:span text:style-name="T10">Independent variables were limited to promotion dummies. </text:span>Robust standard errors are clustered <text:span text:style-name="T10">on</text:span> member. </text:p>
      <text:p text:style-name="P9"/>
      <text:p text:style-name="P10"><text:span text:style-name="T10">I also report estimates from models without person or time effects, with person fixed effects only, and with time effects only.</text:span> <text:span text:style-name="T10">If random assignment occurred, person-level fixed effects will not substantively affect parameter estimates.</text:span></text:p>
      <text:p text:style-name="P10"/>
      <text:p text:style-name="P11">Heterogeneous treatment effects</text:p>
      <text:p text:style-name="P10"><text:span text:style-name="T10">I explored treatment effect heterogeneity using member characteristics. </text:span>To estimate the <text:span text:style-name="T9">outcome</text:span> <text:span text:style-name="T9">effects of interactions between offers and member characteristics, I use a gradient-boosted regression model. The model sums a series of regression trees to produce a flexible functional form. The first regression tree uses the outcome as its dependent variable, and each additional tree predicts the negative gradient of the remaining mean square error in a forward stage-wise fashion. The model adopts a non-linear functional form capable of predicting edge-cases that would be missed using a single regression tr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4:36:55.301729266</meta:creation-date>
    <dc:date>2019-07-20T16:07:20.503687409</dc:date>
    <meta:editing-duration>PT46M35S</meta:editing-duration>
    <meta:editing-cycles>18</meta:editing-cycles>
    <meta:generator>LibreOffice/6.0.7.3$Linux_X86_64 LibreOffice_project/00m0$Build-3</meta:generator>
    <meta:document-statistic meta:table-count="0" meta:image-count="0" meta:object-count="0" meta:page-count="2" meta:paragraph-count="18" meta:word-count="694" meta:character-count="4543" meta:non-whitespace-character-count="3866"/>
  </office:meta>
</office:document-meta>
</file>